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373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W</text:span>eek 1: Introduction to Donkey Car and AI</text:p>
      <text:p text:style-name="Standard"/>
      <text:p text:style-name="Standard">- Introduction (5 minutes)</text:p>
      <text:p text:style-name="Standard"><text:s text:c="2"/>- Welcome students and provide an overview of the lesson plan.</text:p>
      <text:p text:style-name="Standard"><text:s text:c="2"/>- Explain the importance of AI in autonomous vehicles and its applications.</text:p>
      <text:p text:style-name="Standard"/>
      <text:p text:style-name="Standard">- What is Donkey Car? (10 minutes)</text:p>
      <text:p text:style-name="Standard"><text:s text:c="2"/>- Explain the concept of Donkey Car as an open-source DIY self-driving platform.</text:p>
      <text:p text:style-name="Standard"><text:s text:c="2"/>- Discuss the various components of a Donkey Car, such as the chassis, motor, camera, and microprocessor.</text:p>
      <text:p text:style-name="Standard"/>
      <text:p text:style-name="Standard">- Introduction to AI (15 minutes)</text:p>
      <text:p text:style-name="Standard"><text:s text:c="2"/>- Define AI and its applications in various fields.</text:p>
      <text:p text:style-name="Standard"><text:s text:c="2"/>- Discuss the role of AI in autonomous vehicles and its importance in Donkey Car.</text:p>
      <text:p text:style-name="Standard"/>
      <text:p text:style-name="Standard">- Activity: AI Examples (20 minutes)</text:p>
      <text:p text:style-name="Standard"><text:s text:c="2"/>- Provide examples of AI applications in everyday life, such as voice assistants, recommendation systems, and image recognition.</text:p>
      <text:p text:style-name="Standard"><text:s text:c="2"/>- Discuss how AI can be applied to Donkey Car to enable autonomous driving.</text:p>
      <text:p text:style-name="Standard"/>
      <text:p text:style-name="Standard">- Recap and Homework (10 minutes)</text:p>
      <text:p text:style-name="Standard"><text:s text:c="2"/>- Summarize the key points covered in the lesson.</text:p>
      <text:p text:style-name="Standard"><text:s text:c="2"/>- Assign homework: Research and find one real-world example of AI in autonomous vehicles.</text:p>
      <text:p text:style-name="Standard"/>
      <text:p text:style-name="Standard">Python Code Example:</text:p>
      <text:p text:style-name="Standard">```python</text:p>
      <text:p text:style-name="Standard"># Example Python code for controlling Donkey Car</text:p>
      <text:p text:style-name="Standard"/>
      <text:p text:style-name="Standard"># Import necessary libraries</text:p>
      <text:p text:style-name="Standard">import time</text:p>
      <text:p text:style-name="Standard"/>
      <text:p text:style-name="Standard"># Define a function to drive the car forward</text:p>
      <text:p text:style-name="Standard">def drive_forward():</text:p>
      <text:p text:style-name="Standard"><text:s text:c="4"/># Code to control the motors and drive the car forward</text:p>
      <text:p text:style-name="Standard"><text:s text:c="4"/>print("Driving forward...")</text:p>
      <text:p text:style-name="Standard"/>
      <text:p text:style-name="Standard"># Call the function to drive the car forward</text:p>
      <text:p text:style-name="Standard">drive_forward()</text:p>
      <text:p text:style-name="Standard">```</text:p>
      <text:p text:style-name="Standard"/>
      <text:p text:style-name="Standard">MicroPython Code Example:</text:p>
      <text:p text:style-name="Standard">```python</text:p>
      <text:p text:style-name="Standard"># Example MicroPython code for controlling Donkey Car</text:p>
      <text:p text:style-name="Standard"/>
      <text:p text:style-name="Standard"># Import necessary libraries</text:p>
      <text:p text:style-name="Standard">import time</text:p>
      <text:p text:style-name="Standard"/>
      <text:p text:style-name="Standard"># Define a function to drive the car forward</text:p>
      <text:p text:style-name="Standard">def drive_forward():</text:p>
      <text:p text:style-name="Standard"><text:soft-page-break/><text:s text:c="4"/># Code to control the motors and drive the car forward</text:p>
      <text:p text:style-name="Standard"><text:s text:c="4"/>print("Driving forward...")</text:p>
      <text:p text:style-name="Standard"/>
      <text:p text:style-name="Standard"># Call the function to drive the car forward</text:p>
      <text:p text:style-name="Standard">drive_forward()</text:p>
      <text:p text:style-name="Standard">```</text:p>
      <text:p text:style-name="Standard"/>
      <text:p text:style-name="Standard"/>
      <text:p text:style-name="Standard">Week 2: Selecting the Right Microprocessor for Donkey Car</text:p>
      <text:p text:style-name="Standard"/>
      <text:p text:style-name="Standard">- Recap and Discussion (10 minutes)</text:p>
      <text:p text:style-name="Standard"><text:s text:c="2"/>- Review the homework and discuss the real-world examples of AI in autonomous vehicles.</text:p>
      <text:p text:style-name="Standard"><text:s text:c="2"/>- Encourage students to share their findings and insights.</text:p>
      <text:p text:style-name="Standard"/>
      <text:p text:style-name="Standard">- Introduction to Microprocessors (15 minutes)</text:p>
      <text:p text:style-name="Standard"><text:s text:c="2"/>- Explain the role of microprocessors in Donkey Car and their importance in AI applications.</text:p>
      <text:p text:style-name="Standard"><text:s text:c="2"/>- Discuss the different types of microprocessors commonly used in DIY robotics.</text:p>
      <text:p text:style-name="Standard"/>
      <text:p text:style-name="Standard">- Factors to Consider (15 minutes)</text:p>
      <text:p text:style-name="Standard"><text:s text:c="2"/>- Discuss the factors to consider when selecting a microprocessor, such as processing power, memory, compatibility, and cost.</text:p>
      <text:p text:style-name="Standard"><text:s text:c="2"/>- Explain the trade-offs between different microprocessors and their impact on the performance of Donkey Car.</text:p>
      <text:p text:style-name="Standard"/>
      <text:p text:style-name="Standard">- Activity: Microprocessor Selection (20 minutes)</text:p>
      <text:p text:style-name="Standard"><text:s text:c="2"/>- Provide a list of microprocessors commonly used in Donkey Car projects.</text:p>
      <text:p text:style-name="Standard"><text:s text:c="2"/>- Assign students to research and compare the specifications, capabilities, and costs of different microprocessors.</text:p>
      <text:p text:style-name="Standard"><text:s text:c="2"/>- Instruct students to select the most suitable microprocessor for their Donkey Car project based on their requirements and budget.</text:p>
      <text:p text:style-name="Standard"/>
      <text:p text:style-name="Standard">- Recap and Homework (10 minutes)</text:p>
      <text:p text:style-name="Standard"><text:s text:c="2"/>- Summarize the key points covered in the lesson.</text:p>
      <text:p text:style-name="Standard"><text:s text:c="2"/>- Assign homework: Write a short paragraph explaining their microprocessor selection and justification.</text:p>
      <text:p text:style-name="Standard"/>
      <text:p text:style-name="Standard">Python Code Example:</text:p>
      <text:p text:style-name="Standard">```python</text:p>
      <text:p text:style-name="Standard"># Example Python code for microprocessor selection</text:p>
      <text:p text:style-name="Standard"/>
      <text:p text:style-name="Standard"># Define a list of microprocessors</text:p>
      <text:p text:style-name="Standard">microprocessors = ["Raspberry Pi", "Arduino", "Jetson Nano", "ESP32"]</text:p>
      <text:p text:style-name="Standard"/>
      <text:p text:style-name="Standard"># Select the most suitable microprocessor based on requirements</text:p>
      <text:p text:style-name="Standard">selected_microprocessor = "Raspberry Pi"</text:p>
      <text:p text:style-name="Standard"/>
      <text:p text:style-name="Standard"># Print the selected microprocessor</text:p>
      <text:p text:style-name="Standard">print("Selected Microprocessor:", selected_microprocessor)</text:p>
      <text:p text:style-name="Standard">```</text:p>
      <text:p text:style-name="Standard"><text:soft-page-break/></text:p>
      <text:p text:style-name="Standard">MicroPython Code Example:</text:p>
      <text:p text:style-name="Standard">```python</text:p>
      <text:p text:style-name="Standard"># Example MicroPython code for microprocessor selection</text:p>
      <text:p text:style-name="Standard"/>
      <text:p text:style-name="Standard"># Define a list of microprocessors</text:p>
      <text:p text:style-name="Standard">microprocessors = ["Raspberry Pi", "Arduino", "ESP32"]</text:p>
      <text:p text:style-name="Standard"/>
      <text:p text:style-name="Standard"># Select the most suitable microprocessor based on requirements</text:p>
      <text:p text:style-name="Standard">selected_microprocessor = "Raspberry Pi"</text:p>
      <text:p text:style-name="Standard"/>
      <text:p text:style-name="Standard"># Print the selected microprocessor</text:p>
      <text:p text:style-name="Standard">print("Selected Microprocessor:", selected_microprocessor)</text:p>
      <text:p text:style-name="Standard">```</text:p>
      <text:p text:style-name="Standard"/>
      <text:p text:style-name="Standard"/>
      <text:p text:style-name="Standard">Week 3: Building and Configuring Donkey Car</text:p>
      <text:p text:style-name="Standard"/>
      <text:p text:style-name="Standard">- Recap and Discussion (10 minutes)</text:p>
      <text:p text:style-name="Standard"><text:s text:c="2"/>- Review the homework and discuss the students' microprocessor selections.</text:p>
      <text:p text:style-name="Standard"><text:s text:c="2"/>- Encourage students to share their reasoning and discuss any challenges they encountered.</text:p>
      <text:p text:style-name="Standard"/>
      <text:p text:style-name="Standard">- Building Donkey Car (20 minutes)</text:p>
      <text:p text:style-name="Standard"><text:s text:c="2"/>- Provide step-by-step instructions on assembling the Donkey Car components, including the chassis, motor, camera, and microprocessor.</text:p>
      <text:p text:style-name="Standard"><text:s text:c="2"/>- Demonstrate the correct wiring and connections.</text:p>
      <text:p text:style-name="Standard"/>
      <text:p text:style-name="Standard">- Configuring Donkey Car (20 minutes)</text:p>
      <text:p text:style-name="Standard"><text:s text:c="2"/>- Explain the process of configuring the microprocessor for Donkey Car.</text:p>
      <text:p text:style-name="Standard"><text:s text:c="2"/>- Discuss the necessary software installations, libraries, and dependencies.</text:p>
      <text:p text:style-name="Standard"><text:s text:c="2"/>- Guide students through the configuration process, ensuring they understand each step.</text:p>
      <text:p text:style-name="Standard"/>
      <text:p text:style-name="Standard">- Activity: Test Drive (10 minutes)</text:p>
      <text:p text:style-name="Standard"><text:s text:c="2"/>- Allow students to test drive their Donkey Car in a controlled environment.</text:p>
      <text:p text:style-name="Standard"><text:s text:c="2"/>- Encourage them to observe and document any issues or errors they encounter.</text:p>
      <text:p text:style-name="Standard"/>
      <text:p text:style-name="Standard">- Recap and Homework (10 minutes)</text:p>
      <text:p text:style-name="Standard"><text:s text:c="2"/>- Summarize the key points covered in the lesson.</text:p>
      <text:p text:style-name="Standard"><text:s text:c="2"/>- Assign homework: Troubleshoot any issues encountered during the test drive and document the solutions.</text:p>
      <text:p text:style-name="Standard"/>
      <text:p text:style-name="Standard">Python Code Example:</text:p>
      <text:p text:style-name="Standard">```python</text:p>
      <text:p text:style-name="Standard"># Example Python code for building and configuring Donkey Car</text:p>
      <text:p text:style-name="Standard"/>
      <text:p text:style-name="Standard"># Import necessary libraries</text:p>
      <text:p text:style-name="Standard">import RPi.GPIO as GPIO</text:p>
      <text:p text:style-name="Standard"/>
      <text:p text:style-name="Standard"># Set up GPIO pins for motor control</text:p>
      <text:p text:style-name="Standard"><text:soft-page-break/>GPIO.setmode(GPIO.BCM)</text:p>
      <text:p text:style-name="Standard">GPIO.setup(17, GPIO.OUT)</text:p>
      <text:p text:style-name="Standard">GPIO.setup(18, GPIO.OUT)</text:p>
      <text:p text:style-name="Standard"/>
      <text:p text:style-name="Standard"># Function to drive the car forward</text:p>
      <text:p text:style-name="Standard">def drive_forward():</text:p>
      <text:p text:style-name="Standard"><text:s text:c="4"/>GPIO.output(17, GPIO.HIGH)</text:p>
      <text:p text:style-name="Standard"><text:s text:c="4"/>GPIO.output(18, GPIO.LOW)</text:p>
      <text:p text:style-name="Standard"/>
      <text:p text:style-name="Standard"># Call the function to drive the car forward</text:p>
      <text:p text:style-name="Standard">drive_forward()</text:p>
      <text:p text:style-name="Standard">```</text:p>
      <text:p text:style-name="Standard"/>
      <text:p text:style-name="Standard">MicroPython Code Example:</text:p>
      <text:p text:style-name="Standard">```python</text:p>
      <text:p text:style-name="Standard"># Example MicroPython code for building and configuring Donkey Car</text:p>
      <text:p text:style-name="Standard"/>
      <text:p text:style-name="Standard"># Import necessary libraries</text:p>
      <text:p text:style-name="Standard">from machine import Pin</text:p>
      <text:p text:style-name="Standard"/>
      <text:p text:style-name="Standard"># Set up GPIO pins for motor control</text:p>
      <text:p text:style-name="Standard">motor1 = Pin(17, Pin.OUT)</text:p>
      <text:p text:style-name="Standard">motor2 = Pin(18, Pin.OUT)</text:p>
      <text:p text:style-name="Standard"/>
      <text:p text:style-name="Standard"># Function to drive the car forward</text:p>
      <text:p text:style-name="Standard">def drive_forward():</text:p>
      <text:p text:style-name="Standard"><text:s text:c="4"/>motor1.on()</text:p>
      <text:p text:style-name="Standard"><text:s text:c="4"/>motor2.off()</text:p>
      <text:p text:style-name="Standard"/>
      <text:p text:style-name="Standard"># Call the function to drive the car forward</text:p>
      <text:p text:style-name="Standard">drive_forward()</text:p>
      <text:p text:style-name="Standard">```</text:p>
      <text:p text:style-name="Standard"/>
      <text:p text:style-name="Standard"/>
      <text:p text:style-name="Standard">Week 4: Testing and Implementing Code with Donkey Car</text:p>
      <text:p text:style-name="Standard"/>
      <text:p text:style-name="Standard">- Recap and Discussion (10 minutes)</text:p>
      <text:p text:style-name="Standard"><text:s text:c="2"/>- Review the key points covered in the previous lesson about building and configuring Donkey Car.</text:p>
      <text:p text:style-name="Standard"><text:s text:c="2"/>- Discuss any issues or challenges encountered during the test drive and troubleshooting process.</text:p>
      <text:p text:style-name="Standard"/>
      <text:p text:style-name="Standard">- Testing Forward Driving (15 minutes)</text:p>
      <text:p text:style-name="Standard"><text:s text:c="2"/>- Explain the code for driving the car forward and its implementation using the selected microprocessor.</text:p>
      <text:p text:style-name="Standard"><text:s text:c="2"/>- Demonstrate how to test the forward driving functionality of Donkey Car.</text:p>
      <text:p text:style-name="Standard"><text:s text:c="2"/>- Instruct students to test the forward driving code on their own Donkey Car and observe the behavior.</text:p>
      <text:p text:style-name="Standard"/>
      <text:p text:style-name="Standard">- Testing Turns (15 minutes)</text:p>
      <text:p text:style-name="Standard"><text:s text:c="2"/>- Introduce the code for making turns and its implementation using the selected microprocessor.</text:p>
      <text:p text:style-name="Standard"><text:s text:c="2"/>- Demonstrate how to test the turning functionality of Donkey Car.</text:p>
      <text:p text:style-name="Standard"><text:soft-page-break/><text:s text:c="2"/>- Instruct students to test the turning code on their own Donkey Car and observe the behavior.</text:p>
      <text:p text:style-name="Standard"/>
      <text:p text:style-name="Standard">- Activity: Implementing Remote Control with Autonomy (20 minutes)</text:p>
      <text:p text:style-name="Standard"><text:s text:c="2"/>- Explain the concept of remote control with autonomy, where the car can be controlled remotely but also has autonomous capabilities.</text:p>
      <text:p text:style-name="Standard"><text:s text:c="2"/>- Provide code examples for implementing remote control and autonomy using the selected microprocessor.</text:p>
      <text:p text:style-name="Standard">- Instruct students to modify the code to add remote control functionality to their Donkey Car.</text:p>
      <text:p text:style-name="Standard"/>
      <text:p text:style-name="Standard">Here are some examples of implementing remote control with autonomy in Donkey Car:</text:p>
      <text:p text:style-name="Standard"/>
      <text:p text:style-name="Standard">1. Remote Control Mode:</text:p>
      <text:p text:style-name="Standard"><text:s text:c="3"/>- Allow the user to control the Donkey Car remotely using a joystick or a smartphone app.</text:p>
      <text:p text:style-name="Standard"><text:s text:c="3"/>- Implement code to receive input from the joystick or app and translate it into motor control commands.</text:p>
      <text:p text:style-name="Standard"><text:s text:c="3"/>- The Donkey Car will move according to the user's input, allowing for manual control.</text:p>
      <text:p text:style-name="Standard"/>
      <text:p text:style-name="Standard">2. Autonomous Mode:</text:p>
      <text:p text:style-name="Standard"><text:s text:c="3"/>- Implement code for autonomous driving using AI algorithms, such as deep learning or computer vision.</text:p>
      <text:p text:style-name="Standard"><text:s text:c="3"/>- The Donkey Car will use its sensors and camera to perceive the environment and make decisions on its own.</text:p>
      <text:p text:style-name="Standard"><text:s text:c="3"/>- The car can follow a predetermined path, avoid obstacles, or perform specific tasks like object detection or lane following.</text:p>
      <text:p text:style-name="Standard"/>
      <text:p text:style-name="Standard">3. Hybrid Mode:</text:p>
      <text:p text:style-name="Standard"><text:s text:c="3"/>- Combine remote control and autonomy to create a hybrid mode.</text:p>
      <text:p text:style-name="Standard"><text:s text:c="3"/>- Allow the user to switch between manual control and autonomous driving at any time.</text:p>
      <text:p text:style-name="Standard"><text:s text:c="3"/>- The Donkey Car can be controlled remotely when needed, and then switch to autonomous mode for specific tasks or when the user wants to take a break.</text:p>
      <text:p text:style-name="Standard"/>
      <text:p text:style-name="Standard">4. Safety Overrides:</text:p>
      <text:p text:style-name="Standard"><text:s text:c="3"/>- Implement safety features that allow the user to regain control of the Donkey Car in case of emergencies or unexpected situations.</text:p>
      <text:p text:style-name="Standard"><text:s text:c="3"/>- For example, the user can press a specific button or trigger a command to immediately stop the car or switch to manual control.</text:p>
      <text:p text:style-name="Standard"/>
      <text:p text:style-name="Standard">5. Telemetry and Feedback:</text:p>
      <text:p text:style-name="Standard"><text:s text:c="3"/>- Provide real-time telemetry and feedback to the user during remote control and autonomous driving.</text:p>
      <text:p text:style-name="Standard"><text:s text:c="3"/>- Display information such as speed, sensor readings, camera feed, and motor control commands on a dashboard or a smartphone app.</text:p>
      <text:p text:style-name="Standard"/>
      <text:p text:style-name="Standard">These examples demonstrate how remote control and autonomy can be combined to create a flexible and interactive experience with Donkey Car. The user can enjoy the control and excitement of manual driving while also benefiting from the intelligence and capabilities of autonomous driving.</text:p>
      <text:p text:style-name="Standard"/>
      <text:p text:style-name="Standard">- Recap and Homework (10 minutes)</text:p>
      <text:p text:style-name="Standard"><text:s text:c="2"/>- Summarize the key points covered in the lesson.</text:p>
      <text:p text:style-name="Standard"><text:soft-page-break/><text:s text:c="2"/>- Assign homework: Modify the code to add additional functionalities to Donkey Car, such as obstacle detection or line following.</text:p>
      <text:p text:style-name="Standard"/>
      <text:p text:style-name="Standard">Python Code Example:</text:p>
      <text:p text:style-name="Standard">```python</text:p>
      <text:p text:style-name="Standard"># Example Python code for testing and implementing code with Donkey Car</text:p>
      <text:p text:style-name="Standard"/>
      <text:p text:style-name="Standard"># Import necessary libraries</text:p>
      <text:p text:style-name="Standard">import RPi.GPIO as GPIO</text:p>
      <text:p text:style-name="Standard"/>
      <text:p text:style-name="Standard"># Set up GPIO pins for motor control</text:p>
      <text:p text:style-name="Standard">GPIO.setmode(GPIO.BCM)</text:p>
      <text:p text:style-name="Standard">GPIO.setup(17, GPIO.OUT)</text:p>
      <text:p text:style-name="Standard">GPIO.setup(18, GPIO.OUT)</text:p>
      <text:p text:style-name="Standard"/>
      <text:p text:style-name="Standard"># Function to drive the car forward</text:p>
      <text:p text:style-name="Standard">def drive_forward():</text:p>
      <text:p text:style-name="Standard"><text:s text:c="4"/>GPIO.output(17, GPIO.HIGH)</text:p>
      <text:p text:style-name="Standard"><text:s text:c="4"/>GPIO.output(18, GPIO.LOW)</text:p>
      <text:p text:style-name="Standard"/>
      <text:p text:style-name="Standard"># Function to turn the car left</text:p>
      <text:p text:style-name="Standard">def turn_left():</text:p>
      <text:p text:style-name="Standard"><text:s text:c="4"/>GPIO.output(17, GPIO.LOW)</text:p>
      <text:p text:style-name="Standard"><text:s text:c="4"/>GPIO.output(18, GPIO.LOW)</text:p>
      <text:p text:style-name="Standard"/>
      <text:p text:style-name="Standard"># Function to turn the car right</text:p>
      <text:p text:style-name="Standard">def turn_right():</text:p>
      <text:p text:style-name="Standard"><text:s text:c="4"/>GPIO.output(17, GPIO.HIGH)</text:p>
      <text:p text:style-name="Standard"><text:s text:c="4"/>GPIO.output(18, GPIO.HIGH)</text:p>
      <text:p text:style-name="Standard"/>
      <text:p text:style-name="Standard"># Call the function to drive the car forward</text:p>
      <text:p text:style-name="Standard">drive_forward()</text:p>
      <text:p text:style-name="Standard">```</text:p>
      <text:p text:style-name="Standard"/>
      <text:p text:style-name="Standard">MicroPython Code Example:</text:p>
      <text:p text:style-name="Standard">```python</text:p>
      <text:p text:style-name="Standard"># Example MicroPython code for testing and implementing code with Donkey Car</text:p>
      <text:p text:style-name="Standard"/>
      <text:p text:style-name="Standard"># Import necessary libraries</text:p>
      <text:p text:style-name="Standard">from machine import Pin</text:p>
      <text:p text:style-name="Standard"/>
      <text:p text:style-name="Standard"># Set up GPIO pins for motor control</text:p>
      <text:p text:style-name="Standard">motor1 = Pin(17, Pin.OUT)</text:p>
      <text:p text:style-name="Standard">motor2 = Pin(18, Pin.OUT)</text:p>
      <text:p text:style-name="Standard"/>
      <text:p text:style-name="Standard"># Function to drive the car forward</text:p>
      <text:p text:style-name="Standard">def drive_forward():</text:p>
      <text:p text:style-name="Standard"><text:s text:c="4"/>motor1.on()</text:p>
      <text:p text:style-name="Standard"><text:s text:c="4"/>motor2.off()</text:p>
      <text:p text:style-name="Standard"><text:soft-page-break/></text:p>
      <text:p text:style-name="Standard"># Function to turn the car left</text:p>
      <text:p text:style-name="Standard">def turn_left():</text:p>
      <text:p text:style-name="Standard"><text:s text:c="4"/>motor1.off()</text:p>
      <text:p text:style-name="Standard"><text:s text:c="4"/>motor2.off()</text:p>
      <text:p text:style-name="Standard"/>
      <text:p text:style-name="Standard"># Function to turn the car right</text:p>
      <text:p text:style-name="Standard">def turn_right():</text:p>
      <text:p text:style-name="Standard"><text:s text:c="4"/>motor1.on()</text:p>
      <text:p text:style-name="Standard"><text:s text:c="4"/>motor2.on()</text:p>
      <text:p text:style-name="Standard"/>
      <text:p text:style-name="Standard"># Call the function to drive the car forward</text:p>
      <text:p text:style-name="Standard">drive_forward()</text:p>
      <text:p text:style-name="Standard">```</text:p>
      <text:p text:style-name="Standard"/>
      <text:p text:style-name="Standard"/>
      <text:p text:style-name="Standard">Week 5: Sensors and Camera Selection for Machine Vision</text:p>
      <text:p text:style-name="Standard"/>
      <text:p text:style-name="Standard">- Recap and Discussion (10 minutes)</text:p>
      <text:p text:style-name="Standard"><text:s text:c="2"/>- Review the key points covered in the previous lesson about testing and implementing code with Donkey Car.</text:p>
      <text:p text:style-name="Standard"><text:s text:c="2"/>- Discuss any modifications or additional functionalities added to Donkey Car by the students.</text:p>
      <text:p text:style-name="Standard"/>
      <text:p text:style-name="Standard">- Introduction to Sensors (15 minutes)</text:p>
      <text:p text:style-name="Standard"><text:s text:c="2"/>- Explain the role of sensors in Donkey Car and their importance in machine vision.</text:p>
      <text:p text:style-name="Standard"><text:s text:c="2"/>- Discuss the different types of sensors commonly used in DIY robotics, such as ultrasonic sensors, infrared sensors, and line sensors.</text:p>
      <text:p text:style-name="Standard"/>
      <text:p text:style-name="Standard">- Selecting the Most Helpful Sensors (15 minutes)</text:p>
      <text:p text:style-name="Standard"><text:s text:c="2"/>- Discuss the factors to consider when selecting sensors for Donkey Car, such as the desired functionality, accuracy, range, and cost.</text:p>
      <text:p text:style-name="Standard"><text:s text:c="2"/>- Provide examples of sensor applications in Donkey Car, such as obstacle detection, line following, and distance measurement.</text:p>
      <text:p text:style-name="Standard"/>
      <text:p text:style-name="Standard">- Camera Selection for Machine Vision (15 minutes)</text:p>
      <text:p text:style-name="Standard"><text:s text:c="2"/>- Explain the importance of a camera in machine vision and its role in Donkey Car.</text:p>
      <text:p text:style-name="Standard"><text:s text:c="2"/>- Discuss the different types of cameras commonly used in DIY robotics, such as USB cameras, Raspberry Pi cameras, and AI cameras.</text:p>
      <text:p text:style-name="Standard"><text:s text:c="2"/>- Provide guidance on selecting the most suitable camera for Donkey Car based on the desired image quality, resolution, and compatibility.</text:p>
      <text:p text:style-name="Standard"/>
      <text:p text:style-name="Standard">- Recap and Homework (10 minutes)</text:p>
      <text:p text:style-name="Standard"><text:s text:c="2"/>- Summarize the key points covered in the lesson.</text:p>
      <text:p text:style-name="Standard"><text:s text:c="2"/>- Assign homework: Research and select the most suitable sensors and camera for their Donkey Car project based on their requirements and budget.</text:p>
      <text:p text:style-name="Standard"/>
      <text:p text:style-name="Standard">Python Code Example:</text:p>
      <text:p text:style-name="Standard">```python</text:p>
      <text:p text:style-name="Standard"># Example Python code for sensor and camera selection</text:p>
      <text:p text:style-name="Standard"><text:soft-page-break/></text:p>
      <text:p text:style-name="Standard"># Define a list of sensors</text:p>
      <text:p text:style-name="Standard">sensors = ["Ultrasonic Sensor", "Infrared Sensor", "Line Sensor"]</text:p>
      <text:p text:style-name="Standard"/>
      <text:p text:style-name="Standard"># Select the most suitable sensor based on requirements</text:p>
      <text:p text:style-name="Standard">selected_sensor = "Ultrasonic Sensor"</text:p>
      <text:p text:style-name="Standard"/>
      <text:p text:style-name="Standard"># Print the selected sensor</text:p>
      <text:p text:style-name="Standard">print("Selected Sensor:", selected_sensor)</text:p>
      <text:p text:style-name="Standard"/>
      <text:p text:style-name="Standard"># Define a list of cameras</text:p>
      <text:p text:style-name="Standard">cameras = ["USB Camera", "Raspberry Pi Camera", "AI Camera"]</text:p>
      <text:p text:style-name="Standard"/>
      <text:p text:style-name="Standard"># Select the most suitable camera based on requirements</text:p>
      <text:p text:style-name="Standard">selected_camera = "Raspberry Pi Camera"</text:p>
      <text:p text:style-name="Standard"/>
      <text:p text:style-name="Standard"># Print the selected camera</text:p>
      <text:p text:style-name="Standard">print("Selected Camera:", selected_camera)</text:p>
      <text:p text:style-name="Standard">```</text:p>
      <text:p text:style-name="Standard"/>
      <text:p text:style-name="Standard">MicroPython Code Example:</text:p>
      <text:p text:style-name="Standard">```python</text:p>
      <text:p text:style-name="Standard"># Example MicroPython code for sensor and camera selection</text:p>
      <text:p text:style-name="Standard"/>
      <text:p text:style-name="Standard"># Define a list of sensors</text:p>
      <text:p text:style-name="Standard">sensors = ["Ultrasonic Sensor", "Infrared Sensor", "Line Sensor"]</text:p>
      <text:p text:style-name="Standard"/>
      <text:p text:style-name="Standard"># Select the most suitable sensor based on requirements</text:p>
      <text:p text:style-name="Standard">selected_sensor = "Ultrasonic Sensor"</text:p>
      <text:p text:style-name="Standard"/>
      <text:p text:style-name="Standard"># Print the selected sensor</text:p>
      <text:p text:style-name="Standard">print("Selected Sensor:", selected_sensor)</text:p>
      <text:p text:style-name="Standard"/>
      <text:p text:style-name="Standard"># Define a list of cameras</text:p>
      <text:p text:style-name="Standard">cameras = ["USB Camera", "Raspberry Pi Camera", "AI Camera"]</text:p>
      <text:p text:style-name="Standard"/>
      <text:p text:style-name="Standard"># Select the most suitable camera based on requirements</text:p>
      <text:p text:style-name="Standard">selected_camera = "Raspberry Pi Camera"</text:p>
      <text:p text:style-name="Standard"/>
      <text:p text:style-name="Standard"># Print the selected camera</text:p>
      <text:p text:style-name="Standard">print("Selected Camera:", selected_camera)</text:p>
      <text:p text:style-name="Standard">```</text:p>
      <text:p text:style-name="Standard"/>
      <text:p text:style-name="Standard"/>
      <text:p text:style-name="Standard">Week 6: Saving Sensor Logs and Training Data</text:p>
      <text:p text:style-name="Standard"/>
      <text:p text:style-name="Standard">- Recap and Discussion (10 minutes)</text:p>
      <text:p text:style-name="Standard"><text:s text:c="2"/>- Review the key points covered in the previous lesson about sensor and camera selection.</text:p>
      <text:p text:style-name="Standard"><text:s text:c="2"/>- Discuss the students' sensor and camera selections and their reasoning.</text:p>
      <text:p text:style-name="Standard"><text:soft-page-break/></text:p>
      <text:p text:style-name="Standard">- Importance of Saving Sensor Logs (10 minutes)</text:p>
      <text:p text:style-name="Standard"><text:s text:c="2"/>- Explain the importance of saving sensor logs in Donkey Car for data analysis and training purposes.</text:p>
      <text:p text:style-name="Standard"><text:s text:c="2"/>- Discuss the types of data that can be logged, such as sensor readings, motor control commands, and GPS coordinates.</text:p>
      <text:p text:style-name="Standard"/>
      <text:p text:style-name="Standard">- Methods to Save Sensor Logs (15 minutes)</text:p>
      <text:p text:style-name="Standard"><text:s text:c="2"/>- Introduce different methods to save sensor logs in Donkey Car, such as writing to a file, sending data to a cloud server, or using a data logging module.</text:p>
      <text:p text:style-name="Standard"><text:s text:c="2"/>- Discuss the advantages and disadvantages of each method and their impact on the performance of Donkey Car.</text:p>
      <text:p text:style-name="Standard"/>
      <text:p text:style-name="Standard">- Training Data and Its Reusability (15 minutes)</text:p>
      <text:p text:style-name="Standard"><text:s text:c="2"/>- Explain the concept of training data in Donkey Car and its role in machine learning.</text:p>
      <text:p text:style-name="Standard"><text:s text:c="2"/>- Discuss the process of collecting and labeling training data for different tasks, such as object detection, lane following, and obstacle avoidance.</text:p>
      <text:p text:style-name="Standard"><text:s text:c="2"/>- Highlight the reusability of training data and its potential for improving the performance of Donkey Car.</text:p>
      <text:p text:style-name="Standard"/>
      <text:p text:style-name="Standard">- Recap and Homework (10 minutes)</text:p>
      <text:p text:style-name="Standard"><text:s text:c="2"/>- Summarize the key points covered in the lesson.</text:p>
      <text:p text:style-name="Standard"><text:s text:c="2"/>- Assign homework: Implement a method to save sensor logs in their Donkey Car project and collect training data for a specific task.</text:p>
      <text:p text:style-name="Standard"/>
      <text:p text:style-name="Standard">Python Code Example:</text:p>
      <text:p text:style-name="Standard">```python</text:p>
      <text:p text:style-name="Standard"># Example Python code for saving sensor logs and training data</text:p>
      <text:p text:style-name="Standard"/>
      <text:p text:style-name="Standard"># Import necessary libraries</text:p>
      <text:p text:style-name="Standard">import csv</text:p>
      <text:p text:style-name="Standard"/>
      <text:p text:style-name="Standard"># Function to save sensor logs to a CSV file</text:p>
      <text:p text:style-name="Standard">def save_sensor_logs(sensor_data):</text:p>
      <text:p text:style-name="Standard"><text:s text:c="4"/>with open('sensor_logs.csv', 'w', newline='') as file:</text:p>
      <text:p text:style-name="Standard"><text:s text:c="8"/>writer = csv.writer(file)</text:p>
      <text:p text:style-name="Standard"><text:s text:c="8"/>writer.writerow(["Timestamp", "Sensor Data"])</text:p>
      <text:p text:style-name="Standard"><text:s text:c="8"/>for data in sensor_data:</text:p>
      <text:p text:style-name="Standard"><text:s text:c="12"/>writer.writerow([data["timestamp"], data["sensor_data"]])</text:p>
      <text:p text:style-name="Standard"/>
      <text:p text:style-name="Standard"># Define a list of sensor data</text:p>
      <text:p text:style-name="Standard">sensor_data = [</text:p>
      <text:p text:style-name="Standard"><text:s text:c="4"/>{"timestamp": "2022-01-01 10:00:00", "sensor_data": 10},</text:p>
      <text:p text:style-name="Standard"><text:s text:c="4"/>{"timestamp": "2022-01-01 10:01:00", "sensor_data": 15},</text:p>
      <text:p text:style-name="Standard"><text:s text:c="4"/>{"timestamp": "2022-01-01 10:02:00", "sensor_data": 20}</text:p>
      <text:p text:style-name="Standard">]</text:p>
      <text:p text:style-name="Standard"/>
      <text:p text:style-name="Standard"># Call the function to save sensor logs</text:p>
      <text:p text:style-name="Standard">save_sensor_logs(sensor_data)</text:p>
      <text:p text:style-name="Standard">```</text:p>
      <text:p text:style-name="Standard"><text:soft-page-break/></text:p>
      <text:p text:style-name="Standard">MicroPython Code Example:</text:p>
      <text:p text:style-name="Standard">```python</text:p>
      <text:p text:style-name="Standard"># Example MicroPython code for saving sensor logs and training data</text:p>
      <text:p text:style-name="Standard"/>
      <text:p text:style-name="Standard"># Import necessary libraries</text:p>
      <text:p text:style-name="Standard">import ucsv as csv</text:p>
      <text:p text:style-name="Standard"/>
      <text:p text:style-name="Standard"># Function to save sensor logs to a CSV file</text:p>
      <text:p text:style-name="Standard">def save_sensor_logs(sensor_data):</text:p>
      <text:p text:style-name="Standard"><text:s text:c="4"/>with open('sensor_logs.csv', 'w', newline='') as file:</text:p>
      <text:p text:style-name="Standard"><text:s text:c="8"/>writer = csv.writer(file)</text:p>
      <text:p text:style-name="Standard"><text:s text:c="8"/>writer.writerow(["Timestamp", "Sensor Data"])</text:p>
      <text:p text:style-name="Standard"><text:s text:c="8"/>for data in sensor_data:</text:p>
      <text:p text:style-name="Standard"><text:s text:c="12"/>writer.writerow([data["timestamp"], data["sensor_data"]])</text:p>
      <text:p text:style-name="Standard"/>
      <text:p text:style-name="Standard"># Define a list of sensor data</text:p>
      <text:p text:style-name="Standard">sensor_data = [</text:p>
      <text:p text:style-name="Standard"><text:s text:c="4"/>{"timestamp": "2022-01-01 10:00:00", "sensor_data": 10},</text:p>
      <text:p text:style-name="Standard"><text:s text:c="4"/>{"timestamp": "2022-01-01 10:01:00", "sensor_data": 15},</text:p>
      <text:p text:style-name="Standard"><text:s text:c="4"/>{"timestamp": "2022-01-01 10:02:00", "sensor_data": 20}</text:p>
      <text:p text:style-name="Standard">]</text:p>
      <text:p text:style-name="Standard"/>
      <text:p text:style-name="Standard"># Call the function to save sensor logs</text:p>
      <text:p text:style-name="Standard">save_sensor_logs(sensor_data)</text:p>
      <text:p text:style-name="Standard">```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3:00:36.453588025</meta:creation-date>
    <dc:date>2023-11-10T13:23:53.526401176</dc:date>
    <meta:editing-duration>PT13M7S</meta:editing-duration>
    <meta:editing-cycles>1</meta:editing-cycles>
    <meta:document-statistic meta:table-count="0" meta:image-count="0" meta:object-count="0" meta:page-count="10" meta:paragraph-count="319" meta:word-count="2399" meta:character-count="15942" meta:non-whitespace-character-count="13507"/>
    <meta:generator>LibreOffice/7.3.7.2$Linux_X86_64 LibreOffice_project/30$Build-2</meta:generator>
  </office:meta>
</office:document-meta>
</file>